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pressao3D_iteration_c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62.4807848162" calcext:value-type="float">
            <text:p>26362.4807848162</text:p>
          </table:table-cell>
          <table:table-cell office:value-type="float" office:value="-6.50570511710471" calcext:value-type="float">
            <text:p>-6.50570511710471</text:p>
          </table:table-cell>
          <table:table-cell office:value-type="float" office:value="75.7005693471758" calcext:value-type="float">
            <text:p>75.7005693471758</text:p>
          </table:table-cell>
          <table:table-cell office:value-type="float" office:value="2.17044430541162" calcext:value-type="float">
            <text:p>2.17044430541162</text:p>
          </table:table-cell>
          <table:table-cell office:value-type="float" office:value="12.9493858202297" calcext:value-type="float">
            <text:p>12.9493858202297</text:p>
          </table:table-cell>
          <table:table-cell office:value-type="float" office:value="58.8007395583148" calcext:value-type="float">
            <text:p>58.8007395583148</text:p>
          </table:table-cell>
          <table:table-cell office:value-type="float" office:value="1.39474571034259" calcext:value-type="float">
            <text:p>1.39474571034259</text:p>
          </table:table-cell>
          <table:table-cell office:value-type="float" office:value="-37.7239266713361" calcext:value-type="float">
            <text:p>-37.7239266713361</text:p>
          </table:table-cell>
          <table:table-cell office:value-type="float" office:value="64.055850224189" calcext:value-type="float">
            <text:p>64.055850224189</text:p>
          </table:table-cell>
          <table:table-cell office:value-type="float" office:value="4.21327420086632" calcext:value-type="float">
            <text:p>4.21327420086632</text:p>
          </table:table-cell>
          <table:table-cell office:value-type="float" office:value="-6.4024480018462" calcext:value-type="float">
            <text:p>-6.4024480018462</text:p>
          </table:table-cell>
          <table:table-cell office:value-type="float" office:value="30.5820066308573" calcext:value-type="float">
            <text:p>30.5820066308573</text:p>
          </table:table-cell>
          <table:table-cell office:value-type="float" office:value="1.93988141436887" calcext:value-type="float">
            <text:p>1.93988141436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07T23:23:31.953054387</dc:date>
    <meta:editing-duration>PT2M38S</meta:editing-duration>
    <meta:editing-cycles>1</meta:editing-cycles>
    <meta:document-statistic meta:table-count="1" meta:cell-count="153" meta:object-count="0"/>
  </office:meta>
</office:document-meta>
</file>